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92cc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some assignment questions related to SMS banking and location-based services for Android applications:</text:p>
      <text:h text:style-name="Heading_20_3" text:outline-level="3">Assignment <text:span text:style-name="T1">1</text:span>: SMS Banking Application</text:h>
      <text:list xml:id="list2189933491" text:style-name="L1">
        <text:list-item>
          <text:p text:style-name="P2">Task: Develop an Android application for SMS banking that allows users to perform basic banking transactions via SMS messages.</text:p>
        </text:list-item>
        <text:list-item>
          <text:p text:style-name="P2">Requirements:</text:p>
          <text:list>
            <text:list-item>
              <text:p text:style-name="P2">Design a user-friendly interface with options for balance inquiry, funds transfer, transaction history, and bill payments.</text:p>
            </text:list-item>
            <text:list-item>
              <text:p text:style-name="P2">Implement functionality to compose and send SMS messages to the bank's SMS banking service with appropriate commands and parameters.</text:p>
            </text:list-item>
            <text:list-item>
              <text:p text:style-name="P2">Handle incoming SMS messages from the bank, parse the response, and display relevant information to the user.</text:p>
            </text:list-item>
          </text:list>
        </text:list-item>
        <text:list-item>
          <text:p text:style-name="P1">Submission: Participants should submit the source code of their SMS banking application along with screenshots or a video demonstrating the functionality.</text:p>
        </text:list-item>
      </text:list>
      <text:h text:style-name="Heading_20_3" text:outline-level="3">Assignment 2: Location-Based Service Integration</text:h>
      <text:list xml:id="list3683119358" text:style-name="L2">
        <text:list-item>
          <text:p text:style-name="P4">Task: Integrate location-based services (LBS) into an Android application to provide location-aware features and functionalities.</text:p>
        </text:list-item>
        <text:list-item>
          <text:p text:style-name="P4">Requirements:</text:p>
          <text:list>
            <text:list-item>
              <text:p text:style-name="P4">Design an application that leverages the device's GPS or network-based location services to determine the user's current location.</text:p>
            </text:list-item>
            <text:list-item>
              <text:p text:style-name="P4">Implement features such as location tracking, geofencing, or nearby point-of-interest (POI) search using location-based APIs.</text:p>
            </text:list-item>
            <text:list-item>
              <text:p text:style-name="P4">Use Google Maps or other mapping libraries to display the user's location and relevant information based on their geographical position.</text:p>
            </text:list-item>
          </text:list>
        </text:list-item>
        <text:list-item>
          <text:p text:style-name="P3">Submission: Participants should submit the source code of their location-based service integration along with screenshots or a video demonstrating the application's functionality.</text:p>
        </text:list-item>
      </text:list>
      <text:h text:style-name="Heading_20_3" text:outline-level="3">Assignment <text:span text:style-name="T1">3</text:span>: ATM Locator Application</text:h>
      <text:list xml:id="list559172073" text:style-name="L3">
        <text:list-item>
          <text:p text:style-name="P6">Task: Develop an Android application that helps users find nearby ATMs based on their current location.</text:p>
        </text:list-item>
        <text:list-item>
          <text:p text:style-name="P6">Requirements:</text:p>
          <text:list>
            <text:list-item>
              <text:p text:style-name="P6">Design a simple interface with options for searching for nearby ATMs using the device's location.</text:p>
            </text:list-item>
            <text:list-item>
              <text:p text:style-name="P6">Integrate location-based APIs to retrieve a list of nearby ATMs within a specified radius of the user's location.</text:p>
            </text:list-item>
            <text:list-item>
              <text:p text:style-name="P6">Display the list of ATMs on a map interface along with additional details such as address, distance, and operating hours.</text:p>
            </text:list-item>
          </text:list>
        </text:list-item>
        <text:list-item>
          <text:p text:style-name="P5">Submission: Participants should submit the source code of their ATM locator application along with screenshots or a video demonstrating the functionality.</text:p>
        </text:list-item>
      </text:list>
      <text:h text:style-name="Heading_20_3" text:outline-level="3"><text:soft-page-break/>Assignment <text:span text:style-name="T1">4</text:span>: Location-Based Notifications</text:h>
      <text:list xml:id="list704090846" text:style-name="L4">
        <text:list-item>
          <text:p text:style-name="P8">Task: Implement location-based notifications in an Android application to deliver relevant information or alerts based on the user's geographical position.</text:p>
        </text:list-item>
        <text:list-item>
          <text:p text:style-name="P8">Requirements:</text:p>
          <text:list>
            <text:list-item>
              <text:p text:style-name="P8">Design a system for defining geofences or location triggers within the application.</text:p>
            </text:list-item>
            <text:list-item>
              <text:p text:style-name="P8">Implement background services or broadcast receivers to monitor the user's location and detect when they enter or exit predefined geofences.</text:p>
            </text:list-item>
            <text:list-item>
              <text:p text:style-name="P8">Display notifications to the user when they enter or exit a geofenced area, providing contextually relevant information or reminders.</text:p>
            </text:list-item>
          </text:list>
        </text:list-item>
        <text:list-item>
          <text:p text:style-name="P7">Submission: Participants should submit the source code of their location-based notification implementation along with screenshots or a video demonstrating the functionality.</text:p>
        </text:list-item>
      </text:list>
      <text:h text:style-name="Heading_20_3" text:outline-level="3">Assignment <text:span text:style-name="T1">5</text:span>: Location-Based Security Features</text:h>
      <text:list xml:id="list3493396066" text:style-name="L5">
        <text:list-item>
          <text:p text:style-name="P10">Task: Enhance the security of an Android application using location-based authentication or access control mechanisms.</text:p>
        </text:list-item>
        <text:list-item>
          <text:p text:style-name="P10">Requirements:</text:p>
          <text:list>
            <text:list-item>
              <text:p text:style-name="P10">Implement location-based authentication to verify the user's identity based on their current location before granting access to sensitive features or data.</text:p>
            </text:list-item>
            <text:list-item>
              <text:p text:style-name="P10">Use geolocation data to enforce access restrictions or permissions for specific locations or geographic regions.</text:p>
            </text:list-item>
            <text:list-item>
              <text:p text:style-name="P10">Implement features such as remote device locking or data wiping based on the device's last known location in case of loss or theft.</text:p>
            </text:list-item>
          </text:list>
        </text:list-item>
        <text:list-item>
          <text:p text:style-name="P9">Submission: Participants should submit the source code of their location-based security features implementation along with screenshots or a video demonstrating the functionality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9:35:01.913329746</meta:creation-date>
    <dc:date>2024-03-15T09:36:00.976528259</dc:date>
    <meta:editing-duration>PT59S</meta:editing-duration>
    <meta:editing-cycles>1</meta:editing-cycles>
    <meta:document-statistic meta:table-count="0" meta:image-count="0" meta:object-count="0" meta:page-count="2" meta:paragraph-count="36" meta:word-count="534" meta:character-count="3724" meta:non-whitespace-character-count="3256"/>
    <meta:generator>LibreOffice/7.3.7.2$Linux_X86_64 LibreOffice_project/30$Build-2</meta:generator>
  </office:meta>
</office:document-meta>
</file>